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f4c0" officeooo:paragraph-rsid="0010f4c0"/>
    </style:style>
    <style:style style:name="P2" style:family="paragraph" style:parent-style-name="Standard">
      <style:text-properties fo:font-weight="bold" officeooo:rsid="0010f4c0" officeooo:paragraph-rsid="0010f4c0" style:font-weight-asian="bold" style:font-weight-complex="bold"/>
    </style:style>
    <style:style style:name="P3" style:family="paragraph" style:parent-style-name="Standard">
      <style:text-properties fo:font-style="normal" officeooo:rsid="0010f4c0" officeooo:paragraph-rsid="0010f4c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2f68" style:font-style-asian="italic" style:font-style-complex="italic"/>
    </style:style>
    <style:style style:name="T3" style:family="text">
      <style:text-properties officeooo:rsid="00122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opping List</text:p>
      <text:p text:style-name="P2"/>
      <text:p text:style-name="P1">- Apples</text:p>
      <text:p text:style-name="P1">- Bananas</text:p>
      <text:p text:style-name="P1">- Dishsoap</text:p>
      <text:p text:style-name="P1">- USB drive <text:span text:style-name="T1">(</text:span><text:span text:style-name="T2">SS/3.1, </text:span><text:span text:style-name="T1">pref. 64G)</text:span></text:p>
      <text:p text:style-name="P3">- <text:span text:style-name="T3">USB-C to SS cord, 2’</text:span></text:p>
      <text:p text:style-name="P3">- Block of cheddar cheese</text:p>
      <text:p text:style-name="P3">- Cheese grater <text:span text:style-name="T1">(to make America grate again)</text:span></text:p>
      <text:p text:style-name="P3">- Tortilla chips <text:span text:style-name="T1">(corn preferable, flour acceptab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19:25.609568696</meta:creation-date>
    <meta:generator>LibreOffice/5.1.6.2$Linux_X86_64 LibreOffice_project/10m0$Build-2</meta:generator>
    <dc:date>2018-03-13T08:39:04.374063423</dc:date>
    <meta:editing-duration>PT4M9S</meta:editing-duration>
    <meta:editing-cycles>4</meta:editing-cycles>
    <meta:document-statistic meta:table-count="0" meta:image-count="0" meta:object-count="0" meta:page-count="1" meta:paragraph-count="9" meta:word-count="40" meta:character-count="215" meta:non-whitespace-character-count="184"/>
  </office:meta>
</office:document-meta>
</file>